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dual-dialogue-test"/>Dual Dialogue Test<text:bookmark-end text:name="dual-dialogue-test"/></text:h>
      <text:p text:style-name="First_20_paragraph"><text:span text:style-name="T1">Test Author</text:span></text:p>
      <text:h text:style-name="Heading_20_2" text:outline-level="2"><text:bookmark-start text:name="int.-coffee-shop---day"/>INT. COFFEE SHOP - DAY<text:bookmark-end text:name="int.-coffee-shop---day"/></text:h>
      <text:p text:style-name="First_20_paragraph">Two friends, ALICE and BOB, sit across from each other at a small table.</text:p>
      <text:p text:style-name="Text_20_body"><text:span text:style-name="T1">ALICE</text:span></text:p>
      <text:p text:style-name="Text_20_body">I can’t believe you’re moving to New York.</text:p>
      <text:p text:style-name="Text_20_body"><text:span text:style-name="T1">BOB</text:span></text:p>
      <text:p text:style-name="Text_20_body">It’s a great opportunity. I have to take it.</text:p>
      <text:p text:style-name="Text_20_body"><text:span text:style-name="T1">ALICE</text:span><text:line-break/>But what about our friendship?</text:p>
      <text:p text:style-name="Text_20_body"><text:span text:style-name="T1">BOB</text:span><text:line-break/>We’ll stay in touch.<text:line-break/><text:span text:style-name="T1">ALICE</text:span><text:line-break/>It won’t be the same.</text:p>
      <text:p text:style-name="Text_20_body">Beat.</text:p>
      <text:p text:style-name="Text_20_body"><text:span text:style-name="T1">ALICE</text:span></text:p>
      <text:p text:style-name="Text_20_body"><text:span text:style-name="T2">(emotional)</text:span></text:p>
      <text:p text:style-name="Text_20_body">I’m going to miss you so much.</text:p>
      <text:p text:style-name="Text_20_body"><text:span text:style-name="T1">BOB</text:span></text:p>
      <text:p text:style-name="Text_20_body"><text:span text:style-name="T2">(reaching across the table)</text:span></text:p>
      <text:p text:style-name="Text_20_body">Hey, this isn’t goodbye forever.</text:p>
      <text:p text:style-name="Text_20_body"><text:span text:style-name="T1">ALICE</text:span><text:line-break/>Promise me you’ll call every week.</text:p>
      <text:p text:style-name="Text_20_body"><text:span text:style-name="T1">BOB</text:span><text:line-break/>I promise.<text:line-break/><text:span text:style-name="T1">ALICE</text:span><text:line-break/><text:span text:style-name="T2">(smiling through tears)</text:span><text:line-break/>Okay. I guess I’m happy for you.</text:p>
      <text:p text:style-name="Text_20_body">They reach across the table and hold hands.</text:p>
      <text:p text:style-name="Text_20_body">FADE OU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</meta:generator>
    <dc:title/>
    <dc:description/>
    <dc:subject/>
    <meta:keyword/>
    <meta:initial-creator/>
    <dc:creator/>
    <meta:creation-date>2025-07-06T00:34:48Z</meta:creation-date>
    <dc:date>2025-07-06T00:34:48Z</dc:date>
  </office:meta>
</office:document-meta>
</file>